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2024-12-17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2024-03-18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5024" calcext:value-type="float">
            <text:p>88.9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2022-12-07 2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7832" calcext:value-type="float">
            <text:p>87.0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2021-12-14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556" calcext:value-type="float">
            <text:p>94.0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2020-12-10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1488" calcext:value-type="float">
            <text:p>90.3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2019-12-12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2018-12-11 22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2136" calcext:value-type="float">
            <text:p>86.4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2017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3848" calcext:value-type="float">
            <text:p>86.4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2016-12-09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936" calcext:value-type="float">
            <text:p>86.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2408" calcext:value-type="float">
            <text:p>86.3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5072" calcext:value-type="float">
            <text:p>87.8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201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0504" calcext:value-type="float">
            <text:p>87.0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3392" calcext:value-type="float">
            <text:p>85.8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201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200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200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5192" calcext:value-type="float">
            <text:p>84.9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200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344" calcext:value-type="float">
            <text:p>84.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200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3816" calcext:value-type="float">
            <text:p>84.6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200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0392" calcext:value-type="float">
            <text:p>84.6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9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5696" calcext:value-type="float">
            <text:p>84.4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9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3672" calcext:value-type="float">
            <text:p>84.2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9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1376" calcext:value-type="float">
            <text:p>84.1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9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9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9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9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9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8144" calcext:value-type="float">
            <text:p>83.4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8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9752" calcext:value-type="float">
            <text:p>83.3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8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8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3888" calcext:value-type="float">
            <text:p>82.9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8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8792" calcext:value-type="float">
            <text:p>83.2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8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8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8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1192" calcext:value-type="float">
            <text:p>83.4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8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9376" calcext:value-type="float">
            <text:p>83.3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8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3552" calcext:value-type="float">
            <text:p>83.2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6536" calcext:value-type="float">
            <text:p>83.5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7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6936" calcext:value-type="float">
            <text:p>82.9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7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7144" calcext:value-type="float">
            <text:p>83.0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7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7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7248" calcext:value-type="float">
            <text:p>83.1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7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032" calcext:value-type="float">
            <text:p>82.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7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7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7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208" calcext:value-type="float">
            <text:p>81.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7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7592" calcext:value-type="float">
            <text:p>81.3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7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87824" calcext:value-type="float">
            <text:p>80.8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6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2936" calcext:value-type="float">
            <text:p>81.4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6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5424" calcext:value-type="float">
            <text:p>80.7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6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6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6624" calcext:value-type="float">
            <text:p>78.9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6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6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636" calcext:value-type="float">
            <text:p>77.5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6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6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6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6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8752" calcext:value-type="float">
            <text:p>75.35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1958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6416" calcext:value-type="float">
            <text:p>74.95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1" meta:object-count="0"/>
    <meta:user-defined meta:name="AppVersion">3.0</meta:user-defined>
  </office:meta>
</office:document-meta>
</file>